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officeooo:rsid="00087dd7" officeooo:paragraph-rsid="00087dd7"/>
    </style:style>
    <style:style style:name="P2" style:family="paragraph" style:parent-style-name="Footnote">
      <style:text-properties officeooo:rsid="000a708a" officeooo:paragraph-rsid="000a708a"/>
    </style:style>
    <style:style style:name="P3" style:family="paragraph" style:parent-style-name="Footnote">
      <style:text-properties officeooo:rsid="000c678a" officeooo:paragraph-rsid="000c678a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 officeooo:rsid="0009ed4e" officeooo:paragraph-rsid="0009ed4e" fo:background-color="transparent" style:font-size-asian="12pt" style:font-size-complex="12pt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5pt" fo:letter-spacing="normal" fo:font-style="normal" fo:font-weight="bold" officeooo:rsid="000ef6f8" officeooo:paragraph-rsid="000ef6f8" fo:background-color="transparent" style:font-size-asian="15pt" style:font-weight-asian="bold" style:font-size-complex="15pt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9ed4e" fo:background-color="transparent" style:font-size-asian="12pt" style:font-size-complex="12pt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style:font-size-asian="12pt" style:font-size-complex="12pt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style:font-size-asian="12pt" style:font-size-complex="12pt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9ed4e" officeooo:paragraph-rsid="0009ed4e" fo:background-color="transparent" style:font-size-asian="12pt" style:font-size-complex="12pt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9ed4e" officeooo:paragraph-rsid="0009ed4e" fo:background-color="transparent" style:font-size-asian="12pt" style:font-weight-asian="bold" style:font-size-complex="12pt" style:font-weight-complex="bold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fo:background-color="transparent" style:font-size-asian="12pt" style:font-size-complex="12pt"/>
    </style:style>
    <style:style style:name="P13" style:family="paragraph" style:parent-style-name="Standard">
      <style:text-properties fo:font-size="11.5pt" fo:font-style="italic" officeooo:rsid="0014e6fb" officeooo:paragraph-rsid="00102707" style:font-size-asian="11.5pt" style:font-style-asian="italic" style:font-size-complex="11.5pt" style:font-style-complex="italic"/>
    </style:style>
    <style:style style:name="P14" style:family="paragraph" style:parent-style-name="Standard">
      <style:paragraph-properties fo:line-height="150%" fo:text-align="justify" style:justify-single-word="false"/>
      <style:text-properties fo:font-size="11.5pt" fo:font-style="normal" officeooo:rsid="001ba009" officeooo:paragraph-rsid="00102707" style:font-size-asian="11.5pt" style:font-style-asian="normal" style:font-size-complex="11.5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1.5pt" fo:font-style="normal" fo:font-weight="bold" officeooo:rsid="001ba009" officeooo:paragraph-rsid="00102707" style:font-size-asian="11.5pt" style:font-style-asian="normal" style:font-weight-asian="bold" style:font-size-complex="11.5pt" style:font-style-complex="normal" style:font-weight-complex="bold"/>
    </style:style>
    <style:style style:name="P16" style:family="paragraph" style:parent-style-name="Standard">
      <style:paragraph-properties fo:text-align="justify" style:justify-single-word="false" fo:break-before="page"/>
      <style:text-properties style:text-underline-style="none" fo:font-weight="bold" officeooo:rsid="000aa008" officeooo:paragraph-rsid="00102707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bold" officeooo:rsid="000aa008" officeooo:paragraph-rsid="00102707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0aa008" officeooo:paragraph-rsid="00102707"/>
    </style:style>
    <style:style style:name="P19" style:family="paragraph" style:parent-style-name="Standard">
      <style:paragraph-properties fo:text-align="justify" style:justify-single-word="false"/>
      <style:text-properties fo:font-style="italic" style:text-underline-style="none" officeooo:rsid="000aa008" officeooo:paragraph-rsid="00102707" style:font-style-asian="italic" style:font-style-complex="italic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italic" style:text-underline-style="none" officeooo:rsid="000aa008" officeooo:paragraph-rsid="00102707" style:font-style-asian="italic" style:font-style-complex="italic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background-color="transparent" style:font-size-asian="12pt" style:font-size-complex="12pt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officeooo:rsid="00102707" officeooo:paragraph-rsid="00102707" fo:background-color="transparent" style:font-size-asian="12pt" style:font-size-complex="12pt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fo:font-size="11.5pt" fo:font-style="normal" officeooo:rsid="001ba009" officeooo:paragraph-rsid="00102707" style:font-size-asian="11.5pt" style:font-style-asian="normal" style:font-size-complex="11.5pt" style:font-style-complex="normal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fo:font-size="11.5pt" officeooo:paragraph-rsid="00102707" style:font-size-asian="11.5pt" style:font-size-complex="11.5pt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a708a"/>
    </style:style>
    <style:style style:name="T5" style:family="text">
      <style:text-properties officeooo:rsid="00102707"/>
    </style:style>
    <style:style style:name="T6" style:family="text">
      <style:text-properties fo:font-style="normal" officeooo:rsid="001ba009" style:font-style-asian="normal" style:font-style-complex="normal"/>
    </style:style>
    <style:style style:name="T7" style:family="text">
      <style:text-properties fo:font-style="normal" officeooo:rsid="0026aa99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lication de texte</text:p>
      <text:p text:style-name="P4"/>
      <text:p text:style-name="P9"/>
      <text:p text:style-name="P10">Le texte :</text:p>
      <text:p text:style-name="P10"/>
      <text:p text:style-name="P13">Expliquer le texte suivant :</text:p>
      <text:p text:style-name="P8"/>
      <text:p text:style-name="P11"><text:span text:style-name="T1">2. Si l'acte de philosopher ne consiste en rien d'autre que dans l'examen rationnel des </text:span><text:span text:style-name="Strong_20_Emphasis"><text:span text:style-name="T1">étants</text:span></text:span><text:span text:style-name="Strong_20_Emphasis"><text:span text:style-name="T1"><text:note text:id="ftn1" text:note-class="footnote"><text:note-citation>1</text:note-citation><text:note-body><text:p text:style-name="P1">Toute chose qui existe dans le monde</text:p></text:note-body></text:note></text:span></text:span><text:span text:style-name="T1">, et dans le fait de réfléchir sur eux en tant qu'ils constituent la preuve de l'existence de l'Artisan</text:span><text:span text:style-name="T1"><text:note text:id="ftn2" text:note-class="footnote"><text:note-citation>2</text:note-citation><text:note-body><text:p text:style-name="P1">Ici, l’Artisan représente Dieu</text:p></text:note-body></text:note></text:span><text:span text:style-name="T1">, c'est-à-dire en tant qu'ils sont des </text:span><text:span text:style-name="Strong_20_Emphasis"><text:span text:style-name="T1">artefacts</text:span></text:span><text:span text:style-name="Strong_20_Emphasis"><text:span text:style-name="T1"><text:note text:id="ftn3" text:note-class="footnote"><text:note-citation>3</text:note-citation><text:note-body><text:p text:style-name="P1">Un artefact est quelque chose qui a été produit par un artisan. Ici, Averroès considère tous les étants comme des créations de Dieu</text:p></text:note-body></text:note></text:span></text:span><text:span text:style-name="Strong_20_Emphasis"><text:span text:style-name="T1"> </text:span></text:span><text:span text:style-name="T1">– car de fait, c'est dans la seule mesure où l'on en connaît la fabrique</text:span><text:span text:style-name="T1"><text:note text:id="ftn4" text:note-class="footnote"><text:note-citation>4</text:note-citation><text:note-body><text:p text:style-name="P2">On en connaît la fabrique : on comprend la façon dont ils ont été produits</text:p></text:note-body></text:note></text:span><text:span text:style-name="T1"> que les étants constituent une preuve de l'existence de l'Artisan ; et la connaissance de l'Artisan est d'autant plus parfaite qu'est parfaite la connaissance des étants dans leur fabrique ; et si la Révélation recommande bien aux hommes de réfléchir sur les étants et les y encourage, alors il est évident que l'activité désignée sous ce nom est, en vertu de la Loi révélée, soit obligatoire, soit recommandée. […]</text:span></text:p>
      <text:p text:style-name="P7">18. Puisque donc cette Révélation<text:note text:id="ftn5" text:note-class="footnote"><text:note-citation>5</text:note-citation><text:note-body><text:p text:style-name="Footnote">A<text:span text:style-name="T4">verroès fait ici référence à la Révélation divine de sa religion, c’est-à-dire de l’islam</text:span></text:p></text:note-body></text:note> est la vérité, et qu'elle appelle à pratiquer l'examen rationnel<text:note text:id="ftn6" text:note-class="footnote"><text:note-citation>6</text:note-citation><text:note-body><text:p text:style-name="P2">L’examen rationnel : la réflexion approfondie, scientifique ou philosophique</text:p></text:note-body></text:note> qui assure la connaissance de la vérité, alors nous, Musulmans, savons de science certaine que l'examen par la démonstration n'entraînera nulle contradiction avec les enseignements apportés par le Texte révélé<text:note text:id="ftn7" text:note-class="footnote"><text:note-citation>7</text:note-citation><text:note-body><text:p text:style-name="Footnote"><text:span text:style-name="T4">Ici, le « Texte révélé », ou le</text:span> « Texte », désigne le texte sacré de l’islam, c’est-à-dire le Coran.</text:p></text:note-body></text:note> : car la vérité ne peut être contraire à la vérité, mais s'accorde avec elle et témoigne en sa faveur.</text:p>
      <text:p text:style-name="P11"><text:span text:style-name="T1">19. S'il en est ainsi, et que l'examen démonstratif</text:span><text:span text:style-name="T1"><text:note text:id="ftn8" text:note-class="footnote"><text:note-citation>8</text:note-citation><text:note-body><text:p text:style-name="P2">Equivalent de l’examen rationnel</text:p></text:note-body></text:note></text:span><text:span text:style-name="T1"> aboutit à une connaissance quelconque à propos d'un étant quel qu'il soit, alors de deux choses l'une : soit sur cet étant le Texte révélé se tait, soit il énonce une connaissance à son sujet. Dans le premier cas, il n'y a même pas lieu à contradiction, et le cas équivaut à celui des statuts légaux non édictés par le Texte, mais que le juriste déduit par </text:span><text:span text:style-name="Strong_20_Emphasis"><text:span text:style-name="T1">syllogisme</text:span></text:span><text:span text:style-name="Strong_20_Emphasis"><text:span text:style-name="T1"><text:note text:id="ftn9" text:note-class="footnote"><text:note-citation>9</text:note-citation><text:note-body><text:p text:style-name="P2">Par syllogisme : par raisonnement</text:p></text:note-body></text:note></text:span></text:span><text:span text:style-name="Strong_20_Emphasis"><text:span text:style-name="T1"> </text:span></text:span><text:span text:style-name="T1">juridique. Dans le second, de deux choses l'une : soit le </text:span><text:span text:style-name="Strong_20_Emphasis"><text:span text:style-name="T1">sens obvie</text:span></text:span><text:span text:style-name="Strong_20_Emphasis"><text:span text:style-name="T1"><text:note text:id="ftn10" text:note-class="footnote"><text:note-citation>10</text:note-citation><text:note-body><text:p text:style-name="P2">Le sens obvie : le sens apparent, celui qui semble s’imposer à la première lecture</text:p></text:note-body></text:note></text:span></text:span><text:span text:style-name="Strong_20_Emphasis"><text:span text:style-name="T1"> </text:span></text:span><text:span text:style-name="T1">de l'énoncé est en accord avec le résultat de la démonstration, soit il le contredit. S'il y a accord, il n'y a rien à en dire ; s'il y a contradiction, alors il faut interpréter</text:span><text:span text:style-name="T1"><text:note text:id="ftn11" text:note-class="footnote"><text:note-citation>11</text:note-citation><text:note-body><text:p text:style-name="P3">Ici, interpréter, c’est lire un texte d’une nouvelle façon</text:p></text:note-body></text:note></text:span><text:span text:style-name="T1"> le sens obvie.</text:span></text:p>
      <text:p text:style-name="P6">Averroès, <text:span text:style-name="T2">Discours décisif</text:span> [1179], trad. de l'arabe par M. Geoffroy, GF Flammarion, 1996,</text:p>
      <text:p text:style-name="P6">p. 103-105, 119</text:p>
      <text:p text:style-name="P12"/>
      <text:p text:style-name="P16">Rédaction de la copie</text:p>
      <text:p text:style-name="P18"/>
      <text:p text:style-name="P19">La ou le candidat a le choix entre deux manières de rédiger l’explication de texte. Il ou elle peut :</text:p>
      <text:p text:style-name="P20">- Soit répondre dans l’ordre, de manière précise et développée, aux questions posées (option n° 1) ;</text:p>
      <text:p text:style-name="P20">- Soit suivre le développement de son choix (option n° 2).</text:p>
      <text:p text:style-name="P19">Il indique son option de rédaction (option n° 1 ou option n° 2) au début de sa copie.</text:p>
      <text:p text:style-name="P18"/>
      <text:p text:style-name="P18"/>
      <text:p text:style-name="P17">Questions de l’option n° 1</text:p>
      <text:p text:style-name="P14"/>
      <text:p text:style-name="P15">A- Éléments d’analyse</text:p>
      <text:p text:style-name="P14"/>
      <text:list xml:id="list1331901450" text:style-name="L1">
        <text:list-item>
          <text:p text:style-name="P21">Pourquoi selon Averroès est-il nécessaire de chercher à connaître les « étants » ?</text:p>
        </text:list-item>
        <text:list-item>
          <text:p text:style-name="P21">Pourquoi la connaissance scientifique et philosophique des phénomènes naturels est-elle compatible avec la foi ?</text:p>
        </text:list-item>
        <text:list-item>
          <text:p text:style-name="P21"><text:span text:style-name="T5">Pour Averroès, s</text:span>i une démonstration aboutit à une connaissance que le Coran ne mentionne pas, faut-il l’accepter ? Si le texte sacré se prononce sur cette connaissance, une nouvelle alternative se présente : reformulez-la.</text:p>
        </text:list-item>
        <text:list-item>
          <text:p text:style-name="P21">Expliquez : « s’il y a contradiction, alors il faut interpréter le sens obvie ».</text:p>
        </text:list-item>
      </text:list>
      <text:p text:style-name="P14"/>
      <text:p text:style-name="P15">B- Éléments de synthèse</text:p>
      <text:p text:style-name="P14"/>
      <text:list xml:id="list2746200638" text:style-name="L2">
        <text:list-item>
          <text:p text:style-name="P23">Quelle est la question à laquelle le texte tente d’apporter une réponse ?</text:p>
        </text:list-item>
        <text:list-item>
          <text:p text:style-name="P24"><text:span text:style-name="T6">Comment cette réponse est-elle organisée ? Dégagez les différents moments de </text:span><text:span text:style-name="T7">l</text:span><text:span text:style-name="T6">’argumentation présente dans ce texte, et montrez comment ils s’articulent les uns aux autres.</text:span></text:p>
        </text:list-item>
        <text:list-item>
          <text:p text:style-name="P23">En vous appuyant sur les éléments précédents, dégagez l’idée principale du texte.</text:p>
        </text:list-item>
      </text:list>
      <text:p text:style-name="P14"/>
      <text:p text:style-name="P15">C- Commentaire</text:p>
      <text:p text:style-name="P14"/>
      <text:list xml:id="list1763132818" text:style-name="L3">
        <text:list-item>
          <text:p text:style-name="P22">La science peut-elle contredire la religion ?</text:p>
        </text:list-item>
        <text:list-item>
          <text:p text:style-name="P22">La religion n’est-elle qu’un ensemble de <text:span text:style-name="T3">croyances</text:span>, ou bien est-il possible d’arriver à de véritables <text:span text:style-name="T3">connaissances</text:span> sur le divin 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5T07:59:47.447000000</dc:date>
    <meta:editing-duration>PT3H25S</meta:editing-duration>
    <meta:editing-cycles>8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37" meta:word-count="717" meta:character-count="4208" meta:non-whitespace-character-count="3536"/>
  </office:meta>
</office:document-meta>
</file>